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2.3374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7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2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style:shadow="none" fo:border-top="0.74pt solid #000000" style:vertical-align="middle"/>
      <style:paragraph-properties fo:text-align="end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22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rotation-angle="90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29" style:family="table-cell" style:parent-style-name="Default">
      <style:table-cell-properties style:text-align-source="fix" style:repeat-content="false" fo:border="0.74pt solid #000000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style:text-align-source="fix" style:repeat-content="false" fo:border="0.74pt solid #000000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1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none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40" style:family="table-cell" style:parent-style-name="Default">
      <style:table-cell-properties style:text-align-source="fix" style:repeat-content="false" fo:border="0.74pt solid #000000" style:shadow="none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rotation-angle="90" style:shadow="none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4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51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3" style:family="table-cell" style:parent-style-name="Default">
      <style:table-cell-properties fo:border-bottom="1.5pt solid #000000" style:text-align-source="fix" style:repeat-content="false" fo:border-left="2.2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4" style:family="table-cell" style:parent-style-name="Default">
      <style:table-cell-properties fo:border-bottom="1.5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5" style:family="table-cell" style:parent-style-name="Default">
      <style:table-cell-properties fo:border-bottom="1.5pt solid #000000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56" style:family="table-cell" style:parent-style-name="Default">
      <style:table-cell-properties fo:border-bottom="1.5pt solid #000000" fo:background-color="#ffffff" style:text-align-source="fix" style:repeat-content="false" fo:wrap-option="wrap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57" style:family="table-cell" style:parent-style-name="Default">
      <style:table-cell-properties fo:border-bottom="2.24pt solid #000000" fo:background-color="#ffffff" style:text-align-source="fix" style:repeat-content="false" fo:wrap-option="wrap" fo:border-left="0.74pt solid #000000" fo:border-right="0.74pt solid #000000" style:shadow="none" fo:border-top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2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58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1.5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9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61" style:family="table-cell" style:parent-style-name="Default">
      <style:table-cell-properties fo:border-bottom="1.5pt solid #000000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62" style:family="table-cell" style:parent-style-name="Default">
      <style:table-cell-properties fo:border-bottom="0.74pt solid #000000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63" style:family="table-cell" style:parent-style-name="Default">
      <style:table-cell-properties fo:border-bottom="2.24pt solid #000000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64" style:family="table-cell" style:parent-style-name="Default">
      <style:table-cell-properties fo:border-bottom="1.5pt solid #000000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1.5pt solid #000000" style:shadow="none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1.5pt solid #000000" style:rotation-angle="90" style:shadow="none" fo:border-top="0.7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5pt solid #000000" style:rotation-angle="9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68" style:family="table-cell" style:parent-style-name="Default">
      <style:table-cell-properties fo:border-bottom="1.5pt solid #000000" style:text-align-source="fix" style:repeat-content="false" fo:border-left="0.74pt solid #000000" fo:border-right="1.5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1.5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70" style:family="table-cell" style:parent-style-name="Default">
      <style:table-cell-properties fo:border-bottom="2.24pt solid #000000" style:text-align-source="fix" style:repeat-content="false" fo:border-left="0.74pt solid #000000" fo:border-right="1.5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71" style:family="table-cell" style:parent-style-name="Default">
      <style:table-cell-properties fo:border-bottom="0.74pt solid #000000" style:text-align-source="fix" style:repeat-content="false" fo:border-left="1.5pt solid #000000" fo:border-right="1.5pt solid #000000" style:shadow="none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72" style:family="table-cell" style:parent-style-name="Default">
      <style:table-cell-properties fo:border-bottom="1.5pt solid #000000" style:text-align-source="fix" style:repeat-content="false" fo:border-left="0.74pt solid #000000" fo:border-right="2.2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73" style:family="table-cell" style:parent-style-name="Default">
      <style:table-cell-properties fo:border-bottom="1.5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1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26" table:default-cell-style-name="ce17"/>
        <table:table-column table:style-name="co4" table:number-columns-repeated="16348" table:default-cell-style-name="ce17"/>
        <table:table-header-rows>
          <table:table-row table:style-name="ro1">
            <table:table-cell table:style-name="ce4" office:value-type="string" calcext:value-type="string" table:number-columns-spanned="1" table:number-rows-spanned="4">
              <text:p>م</text:p>
            </table:table-cell>
            <table:table-cell table:style-name="ce14" office:value-type="string" calcext:value-type="string" table:number-columns-spanned="1" table:number-rows-spanned="4">
              <text:p>اﻹسم</text:p>
            </table:table-cell>
            <table:table-cell table:style-name="ce20" office:value-type="string" calcext:value-type="string" table:number-columns-spanned="8" table:number-rows-spanned="1">
              <text:p>أعمال شهر اكتوبر</text:p>
            </table:table-cell>
            <table:covered-table-cell table:number-columns-repeated="7" table:style-name="ce33"/>
            <table:table-cell table:style-name="ce20" office:value-type="string" calcext:value-type="string" table:number-columns-spanned="8" table:number-rows-spanned="1">
              <text:p>أعمال شهر نوفمبر</text:p>
            </table:table-cell>
            <table:covered-table-cell table:number-columns-repeated="7" table:style-name="ce33"/>
            <table:table-cell table:style-name="ce33" office:value-type="string" calcext:value-type="string" table:number-columns-spanned="8" table:number-rows-spanned="1">
              <text:p>أعمال شهر ديسمبر</text:p>
            </table:table-cell>
            <table:covered-table-cell table:number-columns-repeated="4" table:style-name="ce33"/>
            <table:covered-table-cell table:style-name="ce20"/>
            <table:covered-table-cell table:number-columns-repeated="2" table:style-name="ce33"/>
            <table:table-cell table:style-name="ce44" office:value-type="string" calcext:value-type="string" table:number-columns-spanned="1" table:number-rows-spanned="3">
              <text:p>المتوسط</text:p>
            </table:table-cell>
            <table:table-cell table:style-name="ce47" office:value-type="string" calcext:value-type="string" table:number-columns-spanned="1" table:number-rows-spanned="4">
              <text:p>الدرجة باﻷلوان</text:p>
            </table:table-cell>
            <table:table-cell table:style-name="ce45" table:number-columns-repeated="16348"/>
          </table:table-row>
          <table:table-row table:style-name="ro1">
            <table:covered-table-cell table:style-name="ce5"/>
            <table:covered-table-cell table:style-name="ce16"/>
            <table:table-cell table:style-name="ce27" office:value-type="string" calcext:value-type="string" table:number-columns-spanned="4" table:number-rows-spanned="1">
              <text:p>المهام التحريرية</text:p>
            </table:table-cell>
            <table:covered-table-cell table:number-columns-repeated="3" table:style-name="ce40"/>
            <table:table-cell table:style-name="ce42" office:value-type="string" calcext:value-type="string" table:number-columns-spanned="1" table:number-rows-spanned="2">
              <text:p>المهارات الشفهية</text:p>
            </table:table-cell>
            <table:table-cell table:style-name="ce42" office:value-type="string" calcext:value-type="string" table:number-columns-spanned="1" table:number-rows-spanned="2">
              <text:p>المهام المهارية</text:p>
            </table:table-cell>
            <table:table-cell table:style-name="ce42" office:value-type="string" calcext:value-type="string" table:number-columns-spanned="1" table:number-rows-spanned="2">
              <text:p>الغياب</text:p>
            </table:table-cell>
            <table:table-cell table:style-name="ce42" office:value-type="string" calcext:value-type="string" table:number-columns-spanned="1" table:number-rows-spanned="2">
              <text:p>المجموع</text:p>
            </table:table-cell>
            <table:table-cell table:style-name="ce27" office:value-type="string" calcext:value-type="string" table:number-columns-spanned="4" table:number-rows-spanned="1">
              <text:p>المهام التحريرية</text:p>
            </table:table-cell>
            <table:covered-table-cell table:number-columns-repeated="3" table:style-name="ce40"/>
            <table:table-cell table:style-name="ce42" office:value-type="string" calcext:value-type="string" table:number-columns-spanned="1" table:number-rows-spanned="2">
              <text:p>المهارات الشفهية</text:p>
            </table:table-cell>
            <table:table-cell table:style-name="ce42" office:value-type="string" calcext:value-type="string" table:number-columns-spanned="1" table:number-rows-spanned="2">
              <text:p>المهام المهارية</text:p>
            </table:table-cell>
            <table:table-cell table:style-name="ce42" office:value-type="string" calcext:value-type="string" table:number-columns-spanned="1" table:number-rows-spanned="2">
              <text:p>الغياب</text:p>
            </table:table-cell>
            <table:table-cell table:style-name="ce42" office:value-type="string" calcext:value-type="string" table:number-columns-spanned="1" table:number-rows-spanned="2">
              <text:p>المجموع</text:p>
            </table:table-cell>
            <table:table-cell table:style-name="ce27" office:value-type="string" calcext:value-type="string" table:number-columns-spanned="4" table:number-rows-spanned="1">
              <text:p>المهام التحريرية</text:p>
            </table:table-cell>
            <table:covered-table-cell table:number-columns-repeated="3" table:style-name="ce40"/>
            <table:table-cell table:style-name="ce42" office:value-type="string" calcext:value-type="string" table:number-columns-spanned="1" table:number-rows-spanned="2">
              <text:p>المهارات الشفهية</text:p>
            </table:table-cell>
            <table:table-cell table:style-name="ce42" office:value-type="string" calcext:value-type="string" table:number-columns-spanned="1" table:number-rows-spanned="2">
              <text:p>المهام المهارية</text:p>
            </table:table-cell>
            <table:table-cell table:style-name="ce42" office:value-type="string" calcext:value-type="string" table:number-columns-spanned="1" table:number-rows-spanned="2">
              <text:p>الغياب</text:p>
            </table:table-cell>
            <table:table-cell table:style-name="ce42" office:value-type="string" calcext:value-type="string" table:number-columns-spanned="1" table:number-rows-spanned="2">
              <text:p>المجموع</text:p>
            </table:table-cell>
            <table:covered-table-cell table:style-name="ce46"/>
            <table:covered-table-cell table:style-name="ce48"/>
            <table:table-cell table:style-name="ce45" table:number-columns-repeated="16348"/>
          </table:table-row>
          <table:table-row table:style-name="ro2">
            <table:covered-table-cell table:style-name="ce5"/>
            <table:covered-table-cell table:style-name="ce16"/>
            <table:table-cell table:style-name="ce23" office:value-type="string" calcext:value-type="string">
              <text:p>كراسة الحصة</text:p>
            </table:table-cell>
            <table:table-cell table:style-name="ce23" office:value-type="string" calcext:value-type="string">
              <text:p>كراسة الواجب</text:p>
            </table:table-cell>
            <table:table-cell table:style-name="ce23" office:value-type="string" calcext:value-type="string">
              <text:p>كراسة النشاط</text:p>
            </table:table-cell>
            <table:table-cell table:style-name="ce23" office:value-type="string" calcext:value-type="string">
              <text:p>التقييم اﻹسبوعى</text:p>
            </table:table-cell>
            <table:covered-table-cell table:number-columns-repeated="4" table:style-name="ce23"/>
            <table:table-cell table:style-name="ce23" office:value-type="string" calcext:value-type="string">
              <text:p>كراسة الحصة</text:p>
            </table:table-cell>
            <table:table-cell table:style-name="ce23" office:value-type="string" calcext:value-type="string">
              <text:p>كراسة الواجب</text:p>
            </table:table-cell>
            <table:table-cell table:style-name="ce23" office:value-type="string" calcext:value-type="string">
              <text:p>كراسة النشاط</text:p>
            </table:table-cell>
            <table:table-cell table:style-name="ce23" office:value-type="string" calcext:value-type="string">
              <text:p>التقييم اﻹسبوعى</text:p>
            </table:table-cell>
            <table:covered-table-cell table:number-columns-repeated="4" table:style-name="ce23"/>
            <table:table-cell table:style-name="ce23" office:value-type="string" calcext:value-type="string">
              <text:p>كراسة الحصة</text:p>
            </table:table-cell>
            <table:table-cell table:style-name="ce23" office:value-type="string" calcext:value-type="string">
              <text:p>كراسة الواجب</text:p>
            </table:table-cell>
            <table:table-cell table:style-name="ce23" office:value-type="string" calcext:value-type="string">
              <text:p>كراسة النشاط</text:p>
            </table:table-cell>
            <table:table-cell table:style-name="ce23" office:value-type="string" calcext:value-type="string">
              <text:p>التقييم اﻹسبوعى</text:p>
            </table:table-cell>
            <table:covered-table-cell table:number-columns-repeated="4" table:style-name="ce23"/>
            <table:covered-table-cell table:style-name="ce46"/>
            <table:covered-table-cell table:style-name="ce49"/>
            <table:table-cell table:style-name="ce45" table:number-columns-repeated="16348"/>
          </table:table-row>
          <table:table-row table:style-name="ro1">
            <table:covered-table-cell table:style-name="ce5"/>
            <table:covered-table-cell table:style-name="ce16"/>
            <table:table-cell table:number-columns-repeated="4" table:style-name="ce29" office:value-type="float" office:value="20" calcext:value-type="float">
              <text:p>20</text:p>
            </table:table-cell>
            <table:table-cell table:style-name="ce29" office:value-type="float" office:value="10" calcext:value-type="float">
              <text:p>10</text:p>
            </table:table-cell>
            <table:table-cell table:number-columns-repeated="2" table:style-name="ce29" office:value-type="float" office:value="5" calcext:value-type="float">
              <text:p>5</text:p>
            </table:table-cell>
            <table:table-cell table:style-name="ce29" table:formula="of:=SUM([.C4:.I4])" office:value-type="float" office:value="100" calcext:value-type="float">
              <text:p>100</text:p>
            </table:table-cell>
            <table:table-cell table:number-columns-repeated="4" table:style-name="ce29" office:value-type="float" office:value="20" calcext:value-type="float">
              <text:p>20</text:p>
            </table:table-cell>
            <table:table-cell table:style-name="ce29" office:value-type="float" office:value="10" calcext:value-type="float">
              <text:p>10</text:p>
            </table:table-cell>
            <table:table-cell table:number-columns-repeated="2" table:style-name="ce29" office:value-type="float" office:value="5" calcext:value-type="float">
              <text:p>5</text:p>
            </table:table-cell>
            <table:table-cell table:style-name="ce29" table:formula="of:=SUM([.K4:.Q4])" office:value-type="float" office:value="100" calcext:value-type="float">
              <text:p>100</text:p>
            </table:table-cell>
            <table:table-cell table:number-columns-repeated="4" table:style-name="ce29" office:value-type="float" office:value="20" calcext:value-type="float">
              <text:p>20</text:p>
            </table:table-cell>
            <table:table-cell table:style-name="ce29" office:value-type="float" office:value="10" calcext:value-type="float">
              <text:p>10</text:p>
            </table:table-cell>
            <table:table-cell table:number-columns-repeated="2" table:style-name="ce29" office:value-type="float" office:value="5" calcext:value-type="float">
              <text:p>5</text:p>
            </table:table-cell>
            <table:table-cell table:style-name="ce29" table:formula="of:=SUM([.S4:.Y4])" office:value-type="float" office:value="100" calcext:value-type="float">
              <text:p>100</text:p>
            </table:table-cell>
            <table:table-cell table:style-name="ce29" table:formula="of:=SUM([.Z4];[.R4];[.J4])/3" office:value-type="float" office:value="100" calcext:value-type="float">
              <text:p>100</text:p>
            </table:table-cell>
            <table:covered-table-cell table:style-name="ce49"/>
            <table:table-cell table:style-name="ce45" table:number-columns-repeated="16348"/>
          </table:table-row>
        </table:table-header-rows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ادم احمد جمال سيد حسن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ادم ايمن محمد محمد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ادهم احمد صلاح على غشمى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اسر احمد عبد الله على قاسم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اسر رمضان احمد محمد عثمان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8" office:value-type="string" calcext:value-type="string">
            <text:p>اسر محمود محمد حلمى ابراهيم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انتونى اشرف شكر فهمى اسطافنوس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اياد عبد الله ناصر مصطفى حسين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حمزة مصطفى احمد احمد الجبالى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سليم ابراهيم احمد الدمرداش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8" office:value-type="string" calcext:value-type="string">
            <text:p>سليم حسام الشحات احمد الشحات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18" office:value-type="string" calcext:value-type="string">
            <text:p>سليم مؤمن حمدى محمد الدالى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18" office:value-type="string" calcext:value-type="string">
            <text:p>سليم محمد عماد الدين محمد صادق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18" office:value-type="string" calcext:value-type="string">
            <text:p>سليم محمود عبدالله عبده عبد الخالق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18" office:value-type="string" calcext:value-type="string">
            <text:p>سيف محمد عبد النبى صبحى م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18" office:value-type="string" calcext:value-type="string">
            <text:p>سيف هشام انور عبدالعزيز محمو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18" office:value-type="string" calcext:value-type="string">
            <text:p>عاصم محمد عوض محمد عوض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18" office:value-type="string" calcext:value-type="string">
            <text:p>عمر محمود عبد الرحمن رياض محمو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8" office:value-type="string" calcext:value-type="string">
            <text:p>كريم علاء عباس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18" office:value-type="string" calcext:value-type="string">
            <text:p>ليان احمد حمدى سعد سالم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18" office:value-type="string" calcext:value-type="string">
            <text:p>مالك حسين محمد حسين ابراهيم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18" office:value-type="string" calcext:value-type="string">
            <text:p>مالك محمد فتحى عبدالرافع م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مالك محمد مجدى مخلوف م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18" office:value-type="string" calcext:value-type="string">
            <text:p>محمد ابراهيم سيد محمد حسن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18" office:value-type="string" calcext:value-type="string">
            <text:p>محمود خالد محمد اسماعيل الصغير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18" office:value-type="string" calcext:value-type="string">
            <text:p>نوح عامر عاصم محمد مهدى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18" office:value-type="string" calcext:value-type="string">
            <text:p>هشام عبد الباسط حسن البنا عبدالباسط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18" office:value-type="string" calcext:value-type="string">
            <text:p>ياسين عمرو احمد كامل عمرو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18" office:value-type="string" calcext:value-type="string">
            <text:p>يحيى نادى صابر محمد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18" office:value-type="string" calcext:value-type="string">
            <text:p>يوسف عماد احمد عبد القادر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18" office:value-type="string" calcext:value-type="string">
            <text:p>يوسف هشام بركات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18" office:value-type="string" calcext:value-type="string">
            <text:p>يونس وائل احمد راضى يونس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18" office:value-type="string" calcext:value-type="string">
            <text:p>اسية محمد فتحى عبدالرافع م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18" office:value-type="string" calcext:value-type="string">
            <text:p>راما نادى صابر محمد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18" office:value-type="string" calcext:value-type="string">
            <text:p>رحمة احمد محمد محى السي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18" office:value-type="string" calcext:value-type="string">
            <text:p>ريتال خالد عماد الدين مصلح عبدالجوا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18" office:value-type="string" calcext:value-type="string">
            <text:p>سيرين عبد العزيز عبد اللطيف عبدالعزيز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18" office:value-type="string" calcext:value-type="string">
            <text:p>عاليا احمد على مرسى على عبدالله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18" office:value-type="string" calcext:value-type="string">
            <text:p>كارما احمد ادم رياض دام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18" office:value-type="string" calcext:value-type="string">
            <text:p>كارما محمد عادل على موسى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18" office:value-type="string" calcext:value-type="string">
            <text:p>كارما محمد عيد ذكى عبدالباقى العسال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18" office:value-type="string" calcext:value-type="string">
            <text:p>كنده ايهاب ابراهيم محمد طه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18" office:value-type="string" calcext:value-type="string">
            <text:p>كنده محمد امير محمد احمد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18" office:value-type="string" calcext:value-type="string">
            <text:p>لارا عاصم عربى هاشم على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18" office:value-type="string" calcext:value-type="string">
            <text:p>مريم محمد شريف محمد عبدالهادى شريف</text:p>
          </table:table-cell>
          <table:table-cell table:style-name="ce30" table:number-columns-repeated="25"/>
          <table:table-cell table:style-name="ce50"/>
          <table:table-cell table:number-columns-repeated="16348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19" office:value-type="string" calcext:value-type="string">
            <text:p>نغم علاء الدين محسن محمود حسن حسنى</text:p>
          </table:table-cell>
          <table:table-cell table:style-name="ce31" table:number-columns-repeated="25"/>
          <table:table-cell table:style-name="ce51"/>
          <table:table-cell table:number-columns-repeated="16348"/>
        </table:table-row>
        <table:table-row table:style-name="ro5" table:number-rows-repeated="1048525">
          <table:table-cell table:number-columns-repeated="16376"/>
        </table:table-row>
        <table:table-row table:style-name="ro5">
          <table:table-cell table:number-columns-repeated="16376"/>
        </table:table-row>
      </table:table>
      <table:table table:name="G2" table:style-name="ta1">
        <table:table-column table:style-name="co1" table:default-cell-style-name="ce17"/>
        <table:table-column table:style-name="co5" table:default-cell-style-name="ce22"/>
        <table:table-column table:style-name="co3" table:number-columns-repeated="26" table:default-cell-style-name="ce17"/>
        <table:table-column table:style-name="co4" table:number-columns-repeated="16348" table:default-cell-style-name="ce17"/>
        <table:table-header-rows>
          <table:table-row table:style-name="ro1">
            <table:table-cell table:style-name="ce53" office:value-type="string" calcext:value-type="string" table:number-columns-spanned="1" table:number-rows-spanned="4">
              <text:p>م</text:p>
            </table:table-cell>
            <table:table-cell table:style-name="ce55" office:value-type="string" calcext:value-type="string" table:number-columns-spanned="1" table:number-rows-spanned="4">
              <text:p>اﻹسم</text:p>
            </table:table-cell>
            <table:table-cell table:style-name="ce58" office:value-type="string" calcext:value-type="string" table:number-columns-spanned="8" table:number-rows-spanned="1">
              <text:p>أعمال شهر اكتوبر</text:p>
            </table:table-cell>
            <table:covered-table-cell table:number-columns-repeated="6" table:style-name="ce33"/>
            <table:covered-table-cell table:style-name="ce65"/>
            <table:table-cell table:style-name="ce20" office:value-type="string" calcext:value-type="string" table:number-columns-spanned="8" table:number-rows-spanned="1">
              <text:p>أعمال شهر نوفمبر</text:p>
            </table:table-cell>
            <table:covered-table-cell table:number-columns-repeated="7" table:style-name="ce33"/>
            <table:table-cell table:style-name="ce71" office:value-type="string" calcext:value-type="string" table:number-columns-spanned="8" table:number-rows-spanned="1">
              <text:p>أعمال شهر ديسمبر</text:p>
            </table:table-cell>
            <table:covered-table-cell table:number-columns-repeated="4" table:style-name="ce33"/>
            <table:covered-table-cell table:style-name="ce20"/>
            <table:covered-table-cell table:style-name="ce33"/>
            <table:covered-table-cell table:style-name="ce65"/>
            <table:table-cell table:style-name="ce44" office:value-type="string" calcext:value-type="string" table:number-columns-spanned="1" table:number-rows-spanned="3">
              <text:p>المتوسط</text:p>
            </table:table-cell>
            <table:table-cell table:style-name="ce72" office:value-type="string" calcext:value-type="string" table:number-columns-spanned="1" table:number-rows-spanned="4">
              <text:p>الدرجة باﻷلوان</text:p>
            </table:table-cell>
            <table:table-cell table:style-name="ce45" table:number-columns-repeated="16348"/>
          </table:table-row>
          <table:table-row table:style-name="ro1">
            <table:covered-table-cell table:style-name="ce5"/>
            <table:covered-table-cell table:style-name="ce16"/>
            <table:table-cell table:style-name="ce59" office:value-type="string" calcext:value-type="string" table:number-columns-spanned="4" table:number-rows-spanned="1">
              <text:p>المهام التحريرية</text:p>
            </table:table-cell>
            <table:covered-table-cell table:number-columns-repeated="3" table:style-name="ce40"/>
            <table:table-cell table:style-name="ce42" office:value-type="string" calcext:value-type="string" table:number-columns-spanned="1" table:number-rows-spanned="2">
              <text:p>المهارات الشفهية</text:p>
            </table:table-cell>
            <table:table-cell table:style-name="ce42" office:value-type="string" calcext:value-type="string" table:number-columns-spanned="1" table:number-rows-spanned="2">
              <text:p>المهام المهارية</text:p>
            </table:table-cell>
            <table:table-cell table:style-name="ce42" office:value-type="string" calcext:value-type="string" table:number-columns-spanned="1" table:number-rows-spanned="2">
              <text:p>الغياب</text:p>
            </table:table-cell>
            <table:table-cell table:style-name="ce66" office:value-type="string" calcext:value-type="string" table:number-columns-spanned="1" table:number-rows-spanned="2">
              <text:p>المجموع</text:p>
            </table:table-cell>
            <table:table-cell table:style-name="ce27" office:value-type="string" calcext:value-type="string" table:number-columns-spanned="4" table:number-rows-spanned="1">
              <text:p>المهام التحريرية</text:p>
            </table:table-cell>
            <table:covered-table-cell table:number-columns-repeated="3" table:style-name="ce40"/>
            <table:table-cell table:style-name="ce42" office:value-type="string" calcext:value-type="string" table:number-columns-spanned="1" table:number-rows-spanned="2">
              <text:p>المهارات الشفهية</text:p>
            </table:table-cell>
            <table:table-cell table:style-name="ce42" office:value-type="string" calcext:value-type="string" table:number-columns-spanned="1" table:number-rows-spanned="2">
              <text:p>المهام المهارية</text:p>
            </table:table-cell>
            <table:table-cell table:style-name="ce42" office:value-type="string" calcext:value-type="string" table:number-columns-spanned="1" table:number-rows-spanned="2">
              <text:p>الغياب</text:p>
            </table:table-cell>
            <table:table-cell table:style-name="ce42" office:value-type="string" calcext:value-type="string" table:number-columns-spanned="1" table:number-rows-spanned="2">
              <text:p>المجموع</text:p>
            </table:table-cell>
            <table:table-cell table:style-name="ce59" office:value-type="string" calcext:value-type="string" table:number-columns-spanned="4" table:number-rows-spanned="1">
              <text:p>المهام التحريرية</text:p>
            </table:table-cell>
            <table:covered-table-cell table:number-columns-repeated="3" table:style-name="ce40"/>
            <table:table-cell table:style-name="ce42" office:value-type="string" calcext:value-type="string" table:number-columns-spanned="1" table:number-rows-spanned="2">
              <text:p>المهارات الشفهية</text:p>
            </table:table-cell>
            <table:table-cell table:style-name="ce42" office:value-type="string" calcext:value-type="string" table:number-columns-spanned="1" table:number-rows-spanned="2">
              <text:p>المهام المهارية</text:p>
            </table:table-cell>
            <table:table-cell table:style-name="ce42" office:value-type="string" calcext:value-type="string" table:number-columns-spanned="1" table:number-rows-spanned="2">
              <text:p>الغياب</text:p>
            </table:table-cell>
            <table:table-cell table:style-name="ce66" office:value-type="string" calcext:value-type="string" table:number-columns-spanned="1" table:number-rows-spanned="2">
              <text:p>المجموع</text:p>
            </table:table-cell>
            <table:covered-table-cell table:style-name="ce46"/>
            <table:covered-table-cell table:style-name="ce48"/>
            <table:table-cell table:style-name="ce45" table:number-columns-repeated="16348"/>
          </table:table-row>
          <table:table-row table:style-name="ro2">
            <table:covered-table-cell table:style-name="ce5"/>
            <table:covered-table-cell table:style-name="ce16"/>
            <table:table-cell table:style-name="ce60" office:value-type="string" calcext:value-type="string">
              <text:p>كراسة الحصة</text:p>
            </table:table-cell>
            <table:table-cell table:style-name="ce23" office:value-type="string" calcext:value-type="string">
              <text:p>كراسة الواجب</text:p>
            </table:table-cell>
            <table:table-cell table:style-name="ce23" office:value-type="string" calcext:value-type="string">
              <text:p>كراسة النشاط</text:p>
            </table:table-cell>
            <table:table-cell table:style-name="ce23" office:value-type="string" calcext:value-type="string">
              <text:p>التقييم اﻹسبوعى</text:p>
            </table:table-cell>
            <table:covered-table-cell table:number-columns-repeated="3" table:style-name="ce23"/>
            <table:covered-table-cell table:style-name="ce67"/>
            <table:table-cell table:style-name="ce23" office:value-type="string" calcext:value-type="string">
              <text:p>كراسة الحصة</text:p>
            </table:table-cell>
            <table:table-cell table:style-name="ce23" office:value-type="string" calcext:value-type="string">
              <text:p>كراسة الواجب</text:p>
            </table:table-cell>
            <table:table-cell table:style-name="ce23" office:value-type="string" calcext:value-type="string">
              <text:p>كراسة النشاط</text:p>
            </table:table-cell>
            <table:table-cell table:style-name="ce23" office:value-type="string" calcext:value-type="string">
              <text:p>التقييم اﻹسبوعى</text:p>
            </table:table-cell>
            <table:covered-table-cell table:number-columns-repeated="4" table:style-name="ce23"/>
            <table:table-cell table:style-name="ce60" office:value-type="string" calcext:value-type="string">
              <text:p>كراسة الحصة</text:p>
            </table:table-cell>
            <table:table-cell table:style-name="ce23" office:value-type="string" calcext:value-type="string">
              <text:p>كراسة الواجب</text:p>
            </table:table-cell>
            <table:table-cell table:style-name="ce23" office:value-type="string" calcext:value-type="string">
              <text:p>كراسة النشاط</text:p>
            </table:table-cell>
            <table:table-cell table:style-name="ce23" office:value-type="string" calcext:value-type="string">
              <text:p>التقييم اﻹسبوعى</text:p>
            </table:table-cell>
            <table:covered-table-cell table:number-columns-repeated="3" table:style-name="ce23"/>
            <table:covered-table-cell table:style-name="ce67"/>
            <table:covered-table-cell table:style-name="ce46"/>
            <table:covered-table-cell table:style-name="ce49"/>
            <table:table-cell table:style-name="ce45" table:number-columns-repeated="16348"/>
          </table:table-row>
          <table:table-row table:style-name="ro1">
            <table:covered-table-cell table:style-name="ce54"/>
            <table:covered-table-cell table:style-name="ce56"/>
            <table:table-cell table:style-name="ce61" office:value-type="float" office:value="20" calcext:value-type="float">
              <text:p>20</text:p>
            </table:table-cell>
            <table:table-cell table:number-columns-repeated="3" table:style-name="ce64" office:value-type="float" office:value="20" calcext:value-type="float">
              <text:p>20</text:p>
            </table:table-cell>
            <table:table-cell table:style-name="ce64" office:value-type="float" office:value="10" calcext:value-type="float">
              <text:p>10</text:p>
            </table:table-cell>
            <table:table-cell table:number-columns-repeated="2" table:style-name="ce64" office:value-type="float" office:value="5" calcext:value-type="float">
              <text:p>5</text:p>
            </table:table-cell>
            <table:table-cell table:style-name="ce68" table:formula="of:=SUM([.C4:.I4])" office:value-type="float" office:value="100" calcext:value-type="float">
              <text:p>100</text:p>
            </table:table-cell>
            <table:table-cell table:number-columns-repeated="4" table:style-name="ce64" office:value-type="float" office:value="20" calcext:value-type="float">
              <text:p>20</text:p>
            </table:table-cell>
            <table:table-cell table:style-name="ce64" office:value-type="float" office:value="10" calcext:value-type="float">
              <text:p>10</text:p>
            </table:table-cell>
            <table:table-cell table:number-columns-repeated="2" table:style-name="ce64" office:value-type="float" office:value="5" calcext:value-type="float">
              <text:p>5</text:p>
            </table:table-cell>
            <table:table-cell table:style-name="ce64" table:formula="of:=SUM([.K4:.Q4])" office:value-type="float" office:value="100" calcext:value-type="float">
              <text:p>100</text:p>
            </table:table-cell>
            <table:table-cell table:style-name="ce61" office:value-type="float" office:value="20" calcext:value-type="float">
              <text:p>20</text:p>
            </table:table-cell>
            <table:table-cell table:number-columns-repeated="3" table:style-name="ce64" office:value-type="float" office:value="20" calcext:value-type="float">
              <text:p>20</text:p>
            </table:table-cell>
            <table:table-cell table:style-name="ce64" office:value-type="float" office:value="10" calcext:value-type="float">
              <text:p>10</text:p>
            </table:table-cell>
            <table:table-cell table:number-columns-repeated="2" table:style-name="ce64" office:value-type="float" office:value="5" calcext:value-type="float">
              <text:p>5</text:p>
            </table:table-cell>
            <table:table-cell table:style-name="ce68" table:formula="of:=SUM([.S4:.Y4])" office:value-type="float" office:value="100" calcext:value-type="float">
              <text:p>100</text:p>
            </table:table-cell>
            <table:table-cell table:style-name="ce64" table:formula="of:=SUM([.Z4];[.R4];[.J4])/3" office:value-type="float" office:value="100" calcext:value-type="float">
              <text:p>100</text:p>
            </table:table-cell>
            <table:covered-table-cell table:style-name="ce73"/>
            <table:table-cell table:style-name="ce45" table:number-columns-repeated="16348"/>
          </table:table-row>
        </table:table-header-rows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احمد محمد احمد على الجوهر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ادم اسلام ابراهيم يس م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تميم محمد عصام الدين محمد انور موس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حمزة محمد عبد الدايم عبد الفتاح حسن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حمزة محمود عمر مصطفى عبد الباق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8" office:value-type="string" calcext:value-type="string">
            <text:p>حمزه حسام عوض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سليم احمد عبد الباسط محمد سلامه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سليم محمد عبد الله عبد ربه عبد الوهاب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سليم هيثم على حسن محمو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عمر محمود رجب احمد السيد داو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8" office:value-type="string" calcext:value-type="string">
            <text:p>عمر هشام مصطفى عبد الكريم احمد عل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18" office:value-type="string" calcext:value-type="string">
            <text:p>فارس رامى جاد بباوى عوض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18" office:value-type="string" calcext:value-type="string">
            <text:p>مؤمن اسلام سعد محمد على اغا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18" office:value-type="string" calcext:value-type="string">
            <text:p>محمد احمد محمد العبد م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6">
          <table:table-cell table:style-name="ce6" office:value-type="float" office:value="15" calcext:value-type="float">
            <text:p>15</text:p>
          </table:table-cell>
          <table:table-cell table:style-name="ce18" office:value-type="string" calcext:value-type="string">
            <text:p>يونس عبد الحميد محمد طارق عبد الحميد الشربين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6">
          <table:table-cell table:style-name="ce6" office:value-type="float" office:value="16" calcext:value-type="float">
            <text:p>16</text:p>
          </table:table-cell>
          <table:table-cell table:style-name="ce18" office:value-type="string" calcext:value-type="string">
            <text:p>يونس محمود حامد عبدالعزيز صفوت عبدالجوا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18" office:value-type="string" calcext:value-type="string">
            <text:p>يونس محمود شوقى محمود م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18" office:value-type="string" calcext:value-type="string">
            <text:p>ايسل ايمن محمد محمد ا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8" office:value-type="string" calcext:value-type="string">
            <text:p>باتريك فوزى عزت فوزى يس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18" office:value-type="string" calcext:value-type="string">
            <text:p>تمارا محمود جلال عبد الوهاب ا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18" office:value-type="string" calcext:value-type="string">
            <text:p>جوري محمد جمال عكاشه احمد فرج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18" office:value-type="string" calcext:value-type="string">
            <text:p>دانية عمرو حمدى رجب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ديمه محمد سمير عبدالحميد عبدالرحمن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18" office:value-type="string" calcext:value-type="string">
            <text:p>رؤى اشرف فوزى محمد م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18" office:value-type="string" calcext:value-type="string">
            <text:p>ساجى سامح عبد القادر ابراهيم عبدالقادر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18" office:value-type="string" calcext:value-type="string">
            <text:p>علا محمد سعد محمد سعد القمشانى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18" office:value-type="string" calcext:value-type="string">
            <text:p>كارما احمد محمود محمد السعي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18" office:value-type="string" calcext:value-type="string">
            <text:p>كارما محمد محمود يوسف م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18" office:value-type="string" calcext:value-type="string">
            <text:p>لمى محمود اسماعيل زكريا محمو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18" office:value-type="string" calcext:value-type="string">
            <text:p>ليلى احمد سعد محمد خليل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18" office:value-type="string" calcext:value-type="string">
            <text:p>ليلى محمد انور عيد عليوه البلبيس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18" office:value-type="string" calcext:value-type="string">
            <text:p>مريم فوزي حسين هلالى عبد العال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18" office:value-type="string" calcext:value-type="string">
            <text:p>مليكة محمد عيد زكى محمد العسال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18" office:value-type="string" calcext:value-type="string">
            <text:p>مليكه محمد احمد قاسم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18" office:value-type="string" calcext:value-type="string">
            <text:p>موده محمد مجدى محمد محمد سلام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18" office:value-type="string" calcext:value-type="string">
            <text:p>ناتاليا احمد مصطفى عبد العزيز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18" office:value-type="string" calcext:value-type="string">
            <text:p>هايدى احمد محمد حنفى محمد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18" office:value-type="string" calcext:value-type="string">
            <text:p>هنا احمد محمد ابو شلش حسن عبد العظيم</text:p>
          </table:table-cell>
          <table:table-cell table:style-name="ce62"/>
          <table:table-cell table:style-name="ce30" table:number-columns-repeated="6"/>
          <table:table-cell table:style-name="ce69"/>
          <table:table-cell table:style-name="ce30" table:number-columns-repeated="8"/>
          <table:table-cell table:style-name="ce62"/>
          <table:table-cell table:style-name="ce30" table:number-columns-repeated="6"/>
          <table:table-cell table:style-name="ce69"/>
          <table:table-cell table:style-name="ce30"/>
          <table:table-cell table:style-name="ce50"/>
          <table:table-cell table:number-columns-repeated="16348"/>
        </table:table-row>
        <table:table-row table:style-name="ro3">
          <table:table-cell table:style-name="ce7" office:value-type="float" office:value="39" calcext:value-type="float">
            <text:p>39</text:p>
          </table:table-cell>
          <table:table-cell table:style-name="ce57" office:value-type="string" calcext:value-type="string">
            <text:p>يسر محمد السيد محمد ابو زيد</text:p>
          </table:table-cell>
          <table:table-cell table:style-name="ce63"/>
          <table:table-cell table:style-name="ce31" table:number-columns-repeated="6"/>
          <table:table-cell table:style-name="ce70"/>
          <table:table-cell table:style-name="ce31" table:number-columns-repeated="8"/>
          <table:table-cell table:style-name="ce63"/>
          <table:table-cell table:style-name="ce31" table:number-columns-repeated="6"/>
          <table:table-cell table:style-name="ce70"/>
          <table:table-cell table:style-name="ce31"/>
          <table:table-cell table:style-name="ce51"/>
          <table:table-cell table:number-columns-repeated="16348"/>
        </table:table-row>
        <table:table-row table:style-name="ro5" table:number-rows-repeated="1048532">
          <table:table-cell table:number-columns-repeated="16376"/>
        </table:table-row>
        <table:table-row table:style-name="ro5"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1098in" fo:margin-bottom="0.1098in" fo:margin-left="0.1701in" fo:margin-right="0.1701in" style:table-centering="horizontal" style:writing-mode="rl-tb"/>
      <style:header-style>
        <style:header-footer-properties fo:min-height="0.0402in" fo:margin-left="0in" fo:margin-right="0in" fo:margin-bottom="0in"/>
      </style:header-style>
      <style:footer-style>
        <style:header-footer-properties fo:min-height="0.0402in" fo:margin-left="0in" fo:margin-right="0in" fo:margin-top="0in" fo:border="none" fo:padding-top="0in" fo:padding-bottom="0.6201in" fo:padding-left="0in" fo:padding-right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weight-asian="normal" style:font-name-complex="Noto Sans Arabic SemCond Med" style:font-size-complex="15pt" style:font-weight-complex="normal"/>
    </style:style>
    <style:style style:name="MT2" style:family="text">
      <style:text-properties style:font-weight-asian="normal" style:font-name-complex="Times New Roman1" style:font-size-complex="16pt"/>
    </style:style>
    <style:style style:name="MT3" style:family="text">
      <style:text-properties style:font-weight-asian="normal" style:font-size-complex="18pt"/>
    </style:style>
    <style:style style:name="MT4" style:family="text">
      <style:text-properties style:font-weight-asian="normal" style:font-size-complex="14pt"/>
    </style:style>
  </office:automatic-styles>
  <office:master-styles>
    <style:master-page style:name="Default" style:page-layout-name="Mpm1">
      <style:header>
        <style:region-left>
          <text:p><text:span text:style-name="MT2">.................................. :</text:span><text:span text:style-name="MT2">مادة</text:span></text:p>
        </style:region-left>
        <style:region-center>
          <text:p/>
          <text:p/>
          <text:p/>
          <text:p/>
          <text:p/>
          <text:p/>
          <text:p/>
          <text:p/>
          <text:p><text:span text:style-name="MT1">كشف رصد تقييمات الصف الأول اﻹبتدائى للعام الدراسى </text:span><text:span text:style-name="MT1">2024</text:span><text:span text:style-name="MT1">\</text:span><text:span text:style-name="MT1">2025</text:span></text:p>
        </style:region-center>
        <style:region-right>
          <text:p><text:span text:style-name="MT3">محافظة الجيزة</text:span></text:p>
          <text:p><text:span text:style-name="MT3">إدارة حدائق اكتوبر التعليمية</text:span></text:p>
          <text:p><text:span text:style-name="MT3">مدرسة انسايت لغات</text:span></text:p>
        </style:region-right>
      </style:header>
      <style:header-left style:display="false"/>
      <style:header-first style:display="false"/>
      <style:footer>
        <style:region-left>
          <text:p><text:span text:style-name="MT3">مدير المدرسة</text:span></text:p>
        </style:region-left>
        <style:region-right>
          <text:p><text:span text:style-name="MT4">مدرس المادة</text:span><text:span text:style-name="MT4">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8:29:03.515222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50:32.029429889</meta:creation-date>
    <dc:date>2025-01-05T14:06:05.820596686</dc:date>
    <meta:editing-duration>PT2H46M29S</meta:editing-duration>
    <meta:editing-cycles>30</meta:editing-cycles>
    <meta:generator>LibreOffice/24.2.7.2$Linux_X86_64 LibreOffice_project/420$Build-2</meta:generator>
    <meta:print-date>2025-01-05T14:06:03.562230336</meta:print-date>
    <meta:document-statistic meta:table-count="2" meta:cell-count="288" meta:object-count="0"/>
  </office:meta>
</office:document-meta>
</file>